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4000" loext:opacity="100%" fo:font-size="20pt" fo:font-weight="bold" officeooo:paragraph-rsid="0011e719" style:font-size-asian="20pt" style:font-weight-asian="bold" style:font-size-complex="20pt" style:font-weight-complex="bold"/>
    </style:style>
    <style:style style:name="P2" style:family="paragraph" style:parent-style-name="Standard">
      <style:text-properties style:use-window-font-color="true" loext:opacity="0%" fo:font-size="20pt" fo:font-weight="bold" officeooo:paragraph-rsid="0011e719" style:font-size-asian="20pt" style:font-weight-asian="bold" style:font-size-complex="20pt" style:font-weight-complex="bold"/>
    </style:style>
    <style:style style:name="P3" style:family="paragraph" style:parent-style-name="Standard">
      <style:text-properties style:use-window-font-color="true" loext:opacity="0%" fo:font-size="20pt" fo:font-weight="bold" officeooo:paragraph-rsid="001288db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1c1c1c" loext:opacity="100%" fo:font-size="20pt" fo:font-weight="bold" officeooo:paragraph-rsid="001288db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1c1c1c" loext:opacity="100%" fo:font-size="20pt" fo:font-weight="bold" officeooo:paragraph-rsid="00146dba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ff0000" loext:opacity="100%" fo:font-size="20pt" fo:font-weight="bold" officeooo:paragraph-rsid="0011e719" style:font-size-asian="20pt" style:font-weight-asian="bold" style:font-size-complex="20pt" style:font-weight-complex="bold"/>
    </style:style>
    <style:style style:name="P7" style:family="paragraph" style:parent-style-name="Standard">
      <style:text-properties fo:color="#bf0041" loext:opacity="100%" fo:font-size="20pt" fo:font-weight="bold" officeooo:rsid="00146dba" officeooo:paragraph-rsid="00146dba" style:font-size-asian="20pt" style:font-weight-asian="bold" style:font-size-complex="20pt" style:font-weight-complex="bold"/>
    </style:style>
    <style:style style:name="P8" style:family="paragraph" style:parent-style-name="Standard">
      <style:text-properties fo:color="#bf0041" loext:opacity="100%" fo:font-size="20pt" fo:font-weight="bold" officeooo:rsid="00146dba" officeooo:paragraph-rsid="001743d3" style:font-size-asian="20pt" style:font-weight-asian="bold" style:font-size-complex="20pt" style:font-weight-complex="bold"/>
    </style:style>
    <style:style style:name="P9" style:family="paragraph" style:parent-style-name="Standard">
      <style:text-properties fo:color="#bf0041" loext:opacity="100%" fo:font-size="20pt" fo:font-weight="bold" officeooo:paragraph-rsid="00170801" style:font-size-asian="20pt" style:font-weight-asian="bold" style:font-size-complex="20pt" style:font-weight-complex="bold"/>
    </style:style>
    <style:style style:name="P10" style:family="paragraph" style:parent-style-name="Standard">
      <style:text-properties fo:color="#bf0041" loext:opacity="100%" fo:font-size="20pt" fo:font-weight="bold" officeooo:rsid="001743d3" officeooo:paragraph-rsid="001743d3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000000" loext:opacity="100%" fo:font-size="20pt" fo:font-weight="bold" officeooo:rsid="00146dba" officeooo:paragraph-rsid="00146dba" style:font-size-asian="20pt" style:font-weight-asian="bold" style:font-size-complex="20pt" style:font-weight-complex="bold"/>
    </style:style>
    <style:style style:name="P12" style:family="paragraph" style:parent-style-name="Standard">
      <style:text-properties style:use-window-font-color="true" loext:opacity="0%" fo:font-size="20pt" fo:font-weight="bold" officeooo:paragraph-rsid="001288db" style:font-size-asian="20pt" style:font-weight-asian="bold" style:font-size-complex="20pt" style:font-weight-complex="bold"/>
    </style:style>
    <style:style style:name="P13" style:family="paragraph" style:parent-style-name="Standard">
      <style:text-properties style:use-window-font-color="true" loext:opacity="0%" fo:font-size="20pt" fo:font-weight="bold" officeooo:rsid="00170801" officeooo:paragraph-rsid="00170801" style:font-size-asian="20pt" style:font-weight-asian="bold" style:font-size-complex="20pt" style:font-weight-complex="bold"/>
    </style:style>
    <style:style style:name="P14" style:family="paragraph" style:parent-style-name="Standard">
      <style:text-properties fo:color="#1c1c1c" loext:opacity="100%" fo:font-size="20pt" fo:font-weight="bold" officeooo:paragraph-rsid="001743d3" style:font-size-asian="20pt" style:font-weight-asian="bold" style:font-size-complex="20pt" style:font-weight-complex="bold"/>
    </style:style>
    <style:style style:name="P15" style:family="paragraph" style:parent-style-name="Standard">
      <style:text-properties fo:color="#1c1c1c" loext:opacity="100%" fo:font-size="20pt" fo:font-weight="bold" officeooo:rsid="001743d3" officeooo:paragraph-rsid="001743d3" style:font-size-asian="20pt" style:font-weight-asian="bold" style:font-size-complex="20pt" style:font-weight-complex="bold"/>
    </style:style>
    <style:style style:name="P16" style:family="paragraph" style:parent-style-name="Standard">
      <style:text-properties fo:color="#1c1c1c" loext:opacity="100%" fo:font-size="20pt" fo:font-weight="bold" officeooo:paragraph-rsid="00146dba" style:font-size-asian="20pt" style:font-weight-asian="bold" style:font-size-complex="20pt" style:font-weight-complex="bold"/>
    </style:style>
    <style:style style:name="P17" style:family="paragraph" style:parent-style-name="Standard">
      <style:text-properties fo:color="#1c1c1c" loext:opacity="100%" fo:font-size="20pt" fo:font-weight="bold" officeooo:rsid="0017dd47" officeooo:paragraph-rsid="0017dd47" style:font-size-asian="20pt" style:font-weight-asian="bold" style:font-size-complex="20pt" style:font-weight-complex="bold"/>
    </style:style>
    <style:style style:name="P18" style:family="paragraph" style:parent-style-name="Standard">
      <style:text-properties fo:color="#1c1c1c" loext:opacity="100%" fo:font-size="20pt" fo:font-weight="bold" officeooo:rsid="00186f37" officeooo:paragraph-rsid="00186f37" style:font-size-asian="20pt" style:font-weight-asian="bold" style:font-size-complex="20pt" style:font-weight-complex="bold"/>
    </style:style>
    <style:style style:name="T1" style:family="text">
      <style:text-properties fo:color="#ff0000" loext:opacity="100%"/>
    </style:style>
    <style:style style:name="T2" style:family="text">
      <style:text-properties fo:color="#81d41a" loext:opacity="100%"/>
    </style:style>
    <style:style style:name="T3" style:family="text">
      <style:text-properties fo:color="#81d41a" loext:opacity="100%" officeooo:rsid="001288db"/>
    </style:style>
    <style:style style:name="T4" style:family="text">
      <style:text-properties fo:color="#333333" loext:opacity="100%"/>
    </style:style>
    <style:style style:name="T5" style:family="text">
      <style:text-properties fo:color="#333333" loext:opacity="100%" officeooo:rsid="00170801"/>
    </style:style>
    <style:style style:name="T6" style:family="text">
      <style:text-properties fo:color="#bf0041" loext:opacity="100%"/>
    </style:style>
    <style:style style:name="T7" style:family="text">
      <style:text-properties fo:color="#bf0041" loext:opacity="100%" officeooo:rsid="00146dba"/>
    </style:style>
    <style:style style:name="T8" style:family="text">
      <style:text-properties fo:color="#bf0041" loext:opacity="100%" officeooo:rsid="0017dd47"/>
    </style:style>
    <style:style style:name="T9" style:family="text">
      <style:text-properties fo:color="#1c1c1c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146dba"/>
    </style:style>
    <style:style style:name="T12" style:family="text">
      <style:text-properties fo:color="#000000" loext:opacity="100%" fo:font-size="15pt" officeooo:rsid="00146dba" style:font-size-asian="15pt" style:font-size-complex="15pt"/>
    </style:style>
    <style:style style:name="T13" style:family="text">
      <style:text-properties fo:color="#000000" loext:opacity="100%" officeooo:rsid="00170801"/>
    </style:style>
    <style:style style:name="T14" style:family="text">
      <style:text-properties fo:color="#000000" loext:opacity="100%" officeooo:rsid="001743d3"/>
    </style:style>
    <style:style style:name="T15" style:family="text">
      <style:text-properties fo:color="#000000" loext:opacity="100%" officeooo:rsid="0017dd47"/>
    </style:style>
    <style:style style:name="T16" style:family="text">
      <style:text-properties officeooo:rsid="0017dd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La gestion des services</text:p>
      <text:p text:style-name="P2">« <text:span text:style-name="T1">systemd </text:span>»est un système d'initialisation et un gestionnaire de services pour Linux.</text:p>
      <text:p text:style-name="P2"><text:tab/><text:tab/><text:tab/><text:tab/><text:tab/></text:p>
      <text:p text:style-name="P2"><text:tab/><text:tab/><text:tab/><text:tab/><text:span text:style-name="T1">Cron</text:span></text:p>
      <text:p text:style-name="P2">1. Pour éditer votre crontab</text:p>
      <text:p text:style-name="P6"><text:tab/><text:tab/>crontab –e</text:p>
      <text:p text:style-name="P2">2. Lister les tâches cron dun utilisateur</text:p>
      <text:p text:style-name="P6"><text:tab/><text:tab/>crontab -l</text:p>
      <text:p text:style-name="P2">3. Supprimer les tâches cron de l'utilisateur</text:p>
      <text:p text:style-name="P6"><text:tab/><text:tab/>crontab -r</text:p>
      <text:p text:style-name="P6"><text:tab/><text:tab/><text:tab/></text:p>
      <text:p text:style-name="P3"><text:span text:style-name="T1"><text:tab/><text:tab/><text:tab/>La gestion des paquets :</text:span><text:span text:style-name="T3">APT / dpkg</text:span></text:p>
      <text:p text:style-name="P13"><text:span text:style-name="T3">d</text:span><text:span text:style-name="T2">pkg : tools paquet offline</text:span></text:p>
      <text:p text:style-name="P13"><text:span text:style-name="T2">Apt:tools installation online </text:span></text:p>
      <text:p text:style-name="P13"><text:span text:style-name="T2">//yum install</text:span></text:p>
      <text:p text:style-name="P2"><text:span text:style-name="T4">1. Mettre à jour les dépôts</text:span><text:span text:style-name="T5">(&gt;1)</text:span><text:span text:style-name="T4"> : </text:span><text:span text:style-name="T6">sudo apt update</text:span></text:p>
      <text:p text:style-name="P4">2. Mettre à jour les paquets installés :</text:p>
      <text:p text:style-name="P9"><text:tab/>sudo apt upgrade<text:span text:style-name="T13">(zay paquet misy dépendace amin’ny paquet hafa)</text:span> </text:p>
      <text:p text:style-name="P9"><text:tab/> sudo apt full-upgrade<text:span text:style-name="T13">(tout le paquet)</text:span></text:p>
      <text:p text:style-name="P10"><text:span text:style-name="T13">L</text:span><text:span text:style-name="T10">a version de système est important</text:span></text:p>
      <text:p text:style-name="P3"><text:span text:style-name="T9">3. Installer un paquet :</text:span><text:span text:style-name="T6"> sudo apt install nom_du_paquet</text:span></text:p>
      <text:p text:style-name="P4">4. Rechercher un paquet :<text:span text:style-name="T6">apt search nom_du_paquet</text:span></text:p>
      <text:p text:style-name="P14"><text:span text:style-name="T10">5. Supprimer un paquet :</text:span></text:p>
      <text:p text:style-name="P8"><text:span text:style-name="T14">(conserver les fichiers de configuration)</text:span></text:p>
      <text:p text:style-name="P14"><text:span text:style-name="T6">sudo apt </text:span><text:span text:style-name="T7">remove nom_du_paquet</text:span></text:p>
      <text:p text:style-name="P11">6.Supprimer un paquet et ses fichiers de configuration :</text:p>
      <text:p text:style-name="P7"><text:tab/>sudo apt purge nom_du_paquet<text:span text:style-name="T14">(supprime le paquet et le fichier de configuration)</text:span></text:p>
      <text:p text:style-name="P5"><text:span text:style-name="T11">7. Supprimer les paquets inutiles </text:span><text:span text:style-name="T7">:sudo apt autoremove</text:span></text:p>
      <text:p text:style-name="P8"><text:soft-page-break/><text:span text:style-name="T14">(supprime le paquet et le fichier de configuration et les dépendances)</text:span></text:p>
      <text:p text:style-name="P5"><text:span text:style-name="T11">8.Mettre à jour un paquet spécifique </text:span><text:span text:style-name="T7">:sudo apt install --<text:tab/><text:tab/><text:tab/><text:tab/>only-upgrade nom_du_paquet</text:span></text:p>
      <text:p text:style-name="P11">9. Gérer les paquets locaux (.deb) avec dpkg :</text:p>
      <text:p text:style-name="P7"><text:tab/><text:tab/>sudo dpkg -i fichier_paquet.deb<text:span text:style-name="T15">(installation manuellement)</text:span></text:p>
      <text:p text:style-name="P5"><text:span text:style-name="T12">Si vous rencontrez des erreurs de dépendances après l'installation avec dpkg </text:span><text:span text:style-name="T11">:</text:span><text:span text:style-name="T7">sudo apt --fix-broken </text:span><text:span text:style-name="T8">i</text:span><text:span text:style-name="T7">nstall</text:span><text:span text:style-name="T15">(regarde les indépendances)</text:span></text:p>
      <text:p text:style-name="P5"><text:span text:style-name="T11">10. Vérifier l'état des paquets :</text:span><text:span text:style-name="T7">apt list –installed</text:span></text:p>
      <text:p text:style-name="P5"><text:span text:style-name="T7"/></text:p>
      <text:p text:style-name="P5"><text:span text:style-name="T7"/></text:p>
      <text:p text:style-name="P15"><text:span text:style-name="T7">I</text:span><text:span text:style-name="T6">nstaller ssh</text:span></text:p>
      <text:p text:style-name="P15"><text:span text:style-name="T6">systemctl status ssh</text:span></text:p>
      <text:p text:style-name="P15"><text:span text:style-name="T6">system start ssh</text:span></text:p>
      <text:p text:style-name="P15"><text:span text:style-name="T6">sudo apt install openssh-server</text:span></text:p>
      <text:p text:style-name="P15"><text:span text:style-name="T6"/></text:p>
      <text:p text:style-name="P17"><text:span text:style-name="T6">GESTION QUOTIDIENNE</text:span></text:p>
      <text:p text:style-name="P17"><text:span text:style-name="T6">grep : mi-afficher</text:span></text:p>
      <text:p text:style-name="P17"><text:span text:style-name="T6">awk : colonne n,colonne x</text:span></text:p>
      <text:p text:style-name="P18"><text:span text:style-name="T6">uname -an</text:span></text:p>
      <text:p text:style-name="P5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1:01:23.782035375</meta:creation-date>
    <dc:date>2025-01-16T10:27:39.663049248</dc:date>
    <meta:editing-duration>PT49M21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42" meta:word-count="243" meta:character-count="1601" meta:non-whitespace-character-count="1363"/>
  </office:meta>
</office:document-meta>
</file>